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DejaVu Sans Mono" svg:font-family="DejaVu Sans Mono" style:font-family-generic="system"/>
  </office:font-face-decls>
  <office:automatic-styles>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Tahoma" style:font-name-asian="DejaVu Sans Mono" style:font-name-complex="Tahoma"/>
    </style:style>
    <style:style style:name="T3" style:parent-style-name="DefaultParagraphFont" style:family="text">
      <style:text-properties style:font-name="Tahoma" style:font-name-asian="DejaVu Sans Mono" style:font-name-complex="Tahoma"/>
    </style:style>
    <style:style style:name="T4" style:parent-style-name="DefaultParagraphFont" style:family="text">
      <style:text-properties style:font-name="Tahoma" style:font-name-asian="DejaVu Sans Mono" style:font-name-complex="Tahoma"/>
    </style:style>
    <style:style style:name="T5" style:parent-style-name="DefaultParagraphFont" style:family="text">
      <style:text-properties style:font-name="Tahoma" style:font-name-asian="DejaVu Sans Mono" style:font-name-complex="Tahoma"/>
    </style:style>
    <style:style style:name="T6" style:parent-style-name="DefaultParagraphFont" style:family="text">
      <style:text-properties style:font-name="Tahoma" style:font-name-asian="DejaVu Sans Mono" style:font-name-complex="Tahoma"/>
    </style:style>
    <style:style style:name="T7" style:parent-style-name="DefaultParagraphFont" style:family="text">
      <style:text-properties style:font-name="Tahoma" style:font-name-asian="DejaVu Sans Mono" style:font-name-complex="Tahoma" fo:font-size="10pt" style:font-size-asian="10pt"/>
    </style:style>
    <style:style style:name="T8" style:parent-style-name="DefaultParagraphFont" style:family="text">
      <style:text-properties style:font-name="Tahoma" style:font-name-asian="DejaVu Sans Mono" style:font-name-complex="Tahoma" fo:font-size="10pt" style:font-size-asian="10pt"/>
    </style:style>
    <style:style style:name="T9" style:parent-style-name="DefaultParagraphFont" style:family="text">
      <style:text-properties style:font-name="Tahoma" style:font-name-asian="DejaVu Sans Mono" style:font-name-complex="Tahoma" fo:font-size="10pt" style:font-size-asian="10pt"/>
    </style:style>
    <style:style style:name="T10" style:parent-style-name="DefaultParagraphFont" style:family="text">
      <style:text-properties style:font-name="Tahoma" style:font-name-asian="DejaVu Sans Mono" style:font-name-complex="Tahoma" fo:font-size="10pt" style:font-size-asian="10pt"/>
    </style:style>
    <style:style style:name="T11" style:parent-style-name="DefaultParagraphFont" style:family="text">
      <style:text-properties style:font-name="Tahoma" style:font-name-asian="DejaVu Sans Mono" style:font-name-complex="Tahoma" fo:font-size="10pt" style:font-size-asian="10pt"/>
    </style:style>
    <style:style style:name="T12" style:parent-style-name="DefaultParagraphFont" style:family="text">
      <style:text-properties style:font-name="Tahoma" style:font-name-asian="DejaVu Sans Mono" style:font-name-complex="Tahoma" fo:font-size="10pt" style:font-size-asian="10pt"/>
    </style:style>
    <style:style style:name="T13" style:parent-style-name="DefaultParagraphFont" style:family="text">
      <style:text-properties style:font-name="Tahoma" style:font-name-asian="DejaVu Sans Mono" style:font-name-complex="Tahoma" fo:font-size="10pt" style:font-size-asian="10pt"/>
    </style:style>
    <style:style style:name="T14" style:parent-style-name="Heading2Char" style:family="text">
      <style:text-properties style:font-name="Tahoma" style:font-name-complex="Tahoma"/>
    </style:style>
    <style:style style:name="T15" style:parent-style-name="Heading2Char" style:family="text">
      <style:text-properties style:font-name="Tahoma" style:font-name-complex="Tahoma"/>
    </style:style>
    <style:style style:name="T16" style:parent-style-name="DefaultParagraphFont" style:family="text">
      <style:text-properties style:font-name="Tahoma" style:font-name-asian="DejaVu Sans Mono" style:font-name-complex="Tahoma" fo:font-size="10pt" style:font-size-asian="10pt"/>
    </style:style>
    <style:style style:name="T17" style:parent-style-name="DefaultParagraphFont" style:family="text">
      <style:text-properties style:font-name="Tahoma" style:font-name-asian="DejaVu Sans Mono" style:font-name-complex="Tahoma" fo:font-size="10pt" style:font-size-asian="10pt"/>
    </style:style>
    <style:style style:name="P18" style:parent-style-name="Normal" style:family="paragraph">
      <style:text-properties style:font-name="Tahoma" style:font-name-complex="Tahoma"/>
    </style:style>
    <style:style style:name="T19" style:parent-style-name="DefaultParagraphFont" style:family="text">
      <style:text-properties style:font-name="Tahoma" style:font-name-asian="DejaVu Sans Mono" style:font-name-complex="Tahoma"/>
    </style:style>
    <style:style style:name="T20" style:parent-style-name="DefaultParagraphFont" style:family="text">
      <style:text-properties style:font-name="Tahoma" style:font-name-asian="DejaVu Sans Mono" style:font-name-complex="Tahoma" fo:font-size="10pt" style:font-size-asian="10pt"/>
    </style:style>
    <style:style style:name="T21" style:parent-style-name="DefaultParagraphFont" style:family="text">
      <style:text-properties style:font-name="Tahoma" style:font-name-asian="DejaVu Sans Mono" style:font-name-complex="Tahoma" fo:font-size="10pt" style:font-size-asian="10pt"/>
    </style:style>
    <style:style style:name="T22" style:parent-style-name="DefaultParagraphFont" style:family="text">
      <style:text-properties style:font-name="Tahoma" style:font-name-asian="DejaVu Sans Mono" style:font-name-complex="Tahoma" fo:font-size="10pt" style:font-size-asian="10pt"/>
    </style:style>
    <style:style style:name="T23" style:parent-style-name="DefaultParagraphFont" style:family="text">
      <style:text-properties style:font-name="Tahoma" style:font-name-asian="DejaVu Sans Mono" style:font-name-complex="Tahoma" fo:font-size="10pt" style:font-size-asian="10pt"/>
    </style:style>
    <style:style style:name="T24" style:parent-style-name="DefaultParagraphFont" style:family="text">
      <style:text-properties style:font-name="Tahoma" style:font-name-asian="DejaVu Sans Mono" style:font-name-complex="Tahoma" fo:font-size="10pt" style:font-size-asian="10pt"/>
    </style:style>
    <style:style style:name="T25" style:parent-style-name="DefaultParagraphFont" style:family="text">
      <style:text-properties style:font-name="Tahoma" style:font-name-asian="DejaVu Sans Mono" style:font-name-complex="Tahoma" fo:font-size="10pt" style:font-size-asian="10pt"/>
    </style:style>
    <style:style style:name="T26" style:parent-style-name="DefaultParagraphFont" style:family="text">
      <style:text-properties style:font-name="Tahoma" style:font-name-asian="DejaVu Sans Mono" style:font-name-complex="Tahoma" fo:font-size="10pt" style:font-size-asian="10pt"/>
    </style:style>
    <style:style style:name="T27" style:parent-style-name="DefaultParagraphFont" style:family="text">
      <style:text-properties style:font-name="Tahoma" style:font-name-asian="DejaVu Sans Mono" style:font-name-complex="Tahoma" fo:font-size="10pt" style:font-size-asian="10pt"/>
    </style:style>
    <style:style style:name="T28" style:parent-style-name="DefaultParagraphFont" style:family="text">
      <style:text-properties style:font-name="Tahoma" style:font-name-asian="DejaVu Sans Mono" style:font-name-complex="Tahoma" fo:font-size="10pt" style:font-size-asian="10pt"/>
    </style:style>
    <style:style style:name="T29" style:parent-style-name="DefaultParagraphFont" style:family="text">
      <style:text-properties style:font-name="Tahoma" style:font-name-asian="DejaVu Sans Mono" style:font-name-complex="Tahoma" fo:font-size="10pt" style:font-size-asian="10pt"/>
    </style:style>
    <style:style style:name="T30" style:parent-style-name="DefaultParagraphFont" style:family="text">
      <style:text-properties style:font-name="Tahoma" style:font-name-asian="DejaVu Sans Mono" style:font-name-complex="Tahoma" fo:font-size="10pt" style:font-size-asian="10pt"/>
    </style:style>
    <style:style style:name="T31" style:parent-style-name="DefaultParagraphFont" style:family="text">
      <style:text-properties style:font-name="Tahoma" style:font-name-asian="DejaVu Sans Mono" style:font-name-complex="Tahoma" fo:font-size="10pt" style:font-size-asian="10pt"/>
    </style:style>
    <style:style style:name="T32" style:parent-style-name="DefaultParagraphFont" style:family="text">
      <style:text-properties style:font-name="Tahoma" style:font-name-asian="DejaVu Sans Mono" style:font-name-complex="Tahoma" fo:font-size="10pt" style:font-size-asian="10pt"/>
    </style:style>
    <style:style style:name="T33" style:parent-style-name="DefaultParagraphFont" style:family="text">
      <style:text-properties style:font-name="Tahoma" style:font-name-asian="DejaVu Sans Mono" style:font-name-complex="Tahoma" fo:font-size="10pt" style:font-size-asian="10pt"/>
    </style:style>
    <style:style style:name="T34" style:parent-style-name="DefaultParagraphFont" style:family="text">
      <style:text-properties style:font-name="Tahoma" style:font-name-asian="DejaVu Sans Mono" style:font-name-complex="Tahoma" fo:font-size="10pt" style:font-size-asian="10pt"/>
    </style:style>
    <style:style style:name="T35" style:parent-style-name="DefaultParagraphFont" style:family="text">
      <style:text-properties style:font-name="Tahoma" style:font-name-asian="DejaVu Sans Mono" style:font-name-complex="Tahoma" fo:font-size="10pt" style:font-size-asian="10pt"/>
    </style:style>
    <style:style style:name="T36" style:parent-style-name="Heading2Char" style:family="text">
      <style:text-properties style:font-name="Tahoma" style:font-name-complex="Tahoma"/>
    </style:style>
    <style:style style:name="T37" style:parent-style-name="DefaultParagraphFont" style:family="text">
      <style:text-properties style:font-name="Tahoma" style:font-name-asian="DejaVu Sans Mono" style:font-name-complex="Tahoma" fo:font-size="10pt" style:font-size-asian="10pt"/>
    </style:style>
    <style:style style:name="T38" style:parent-style-name="DefaultParagraphFont" style:family="text">
      <style:text-properties style:font-name="Tahoma" style:font-name-asian="DejaVu Sans Mono" style:font-name-complex="Tahoma" fo:font-size="10pt" style:font-size-asian="10pt"/>
    </style:style>
    <style:style style:name="T39" style:parent-style-name="DefaultParagraphFont" style:family="text">
      <style:text-properties style:font-name="Tahoma" style:font-name-asian="DejaVu Sans Mono" style:font-name-complex="Tahoma" fo:font-size="10pt" style:font-size-asian="10pt"/>
    </style:style>
    <style:style style:name="T40" style:parent-style-name="DefaultParagraphFont" style:family="text">
      <style:text-properties style:font-name="Tahoma" style:font-name-asian="DejaVu Sans Mono" style:font-name-complex="Tahoma" fo:font-size="10pt" style:font-size-asian="10pt"/>
    </style:style>
    <style:style style:name="T41" style:parent-style-name="DefaultParagraphFont" style:family="text">
      <style:text-properties style:font-name="Tahoma" style:font-name-asian="DejaVu Sans Mono" style:font-name-complex="Tahoma" fo:font-size="10pt" style:font-size-asian="10pt"/>
    </style:style>
    <style:style style:name="P42" style:parent-style-name="Normal" style:family="paragraph">
      <style:text-properties style:font-name="Tahoma" style:font-name-complex="Tahoma"/>
    </style:style>
    <style:style style:name="T43" style:parent-style-name="Heading2Char" style:family="text">
      <style:text-properties style:font-name="Tahoma" style:font-name-complex="Tahoma"/>
    </style:style>
    <style:style style:name="T44" style:parent-style-name="DefaultParagraphFont" style:family="text">
      <style:text-properties style:font-name="Tahoma" style:font-name-asian="DejaVu Sans Mono" style:font-name-complex="Tahoma" fo:font-size="10pt" style:font-size-asian="10pt"/>
    </style:style>
    <style:style style:name="T45" style:parent-style-name="DefaultParagraphFont" style:family="text">
      <style:text-properties style:font-name="Tahoma" style:font-name-asian="DejaVu Sans Mono" style:font-name-complex="Tahoma" fo:font-size="10pt" style:font-size-asian="10pt"/>
    </style:style>
    <style:style style:name="T46" style:parent-style-name="DefaultParagraphFont" style:family="text">
      <style:text-properties style:font-name="Tahoma" style:font-name-asian="DejaVu Sans Mono" style:font-name-complex="Tahoma" fo:font-size="10pt" style:font-size-asian="10pt"/>
    </style:style>
    <style:style style:name="T47" style:parent-style-name="DefaultParagraphFont" style:family="text">
      <style:text-properties style:font-name="Tahoma" style:font-name-asian="DejaVu Sans Mono" style:font-name-complex="Tahoma" fo:font-size="10pt" style:font-size-asian="10pt"/>
    </style:style>
    <style:style style:name="T48" style:parent-style-name="DefaultParagraphFont" style:family="text">
      <style:text-properties style:font-name="Tahoma" style:font-name-asian="DejaVu Sans Mono" style:font-name-complex="Tahoma"/>
    </style:style>
    <style:style style:name="T49" style:parent-style-name="DefaultParagraphFont" style:family="text">
      <style:text-properties style:font-name="Tahoma" style:font-name-asian="DejaVu Sans Mono" style:font-name-complex="Tahoma"/>
    </style:style>
    <style:style style:name="T50" style:parent-style-name="DefaultParagraphFont" style:family="text">
      <style:text-properties style:font-name="Tahoma" style:font-name-asian="DejaVu Sans Mono" style:font-name-complex="Tahoma" fo:font-size="10pt" style:font-size-asian="10pt"/>
    </style:style>
    <style:style style:name="T51" style:parent-style-name="DefaultParagraphFont" style:family="text">
      <style:text-properties style:font-name="Tahoma" style:font-name-asian="DejaVu Sans Mono" style:font-name-complex="Tahoma" fo:font-size="10pt" style:font-size-asian="10pt"/>
    </style:style>
    <style:style style:name="P52" style:parent-style-name="Normal" style:family="paragraph">
      <style:text-properties style:font-name="Tahoma" style:font-name-complex="Tahoma"/>
    </style:style>
    <style:style style:name="T53" style:parent-style-name="Heading2Char" style:family="text">
      <style:text-properties style:font-name="Tahoma" style:font-name-complex="Tahoma"/>
    </style:style>
    <style:style style:name="T54" style:parent-style-name="DefaultParagraphFont" style:family="text">
      <style:text-properties style:font-name="Tahoma" style:font-name-asian="DejaVu Sans Mono" style:font-name-complex="Tahoma" fo:font-size="10pt" style:font-size-asian="10pt"/>
    </style:style>
    <style:style style:name="T55" style:parent-style-name="DefaultParagraphFont" style:family="text">
      <style:text-properties style:font-name="Tahoma" style:font-name-asian="DejaVu Sans Mono" style:font-name-complex="Tahoma" fo:font-size="10pt" style:font-size-asian="10pt"/>
    </style:style>
    <style:style style:name="T56" style:parent-style-name="DefaultParagraphFont" style:family="text">
      <style:text-properties style:font-name="Tahoma" style:font-name-asian="DejaVu Sans Mono" style:font-name-complex="Tahoma" fo:font-size="10pt" style:font-size-asian="10pt"/>
    </style:style>
    <style:style style:name="T57" style:parent-style-name="DefaultParagraphFont" style:family="text">
      <style:text-properties style:font-name="Tahoma" style:font-name-asian="DejaVu Sans Mono" style:font-name-complex="Tahoma" fo:font-size="10pt" style:font-size-asian="10pt"/>
    </style:style>
    <style:style style:name="P58" style:parent-style-name="Normal" style:family="paragraph">
      <style:text-properties style:font-name="Tahoma" style:font-name-complex="Tahoma"/>
    </style:style>
    <style:style style:name="T59" style:parent-style-name="DefaultParagraphFont" style:family="text">
      <style:text-properties style:font-name="Tahoma" style:font-name-asian="DejaVu Sans Mono" style:font-name-complex="Tahoma"/>
    </style:style>
    <style:style style:name="T60" style:parent-style-name="DefaultParagraphFont" style:family="text">
      <style:text-properties style:font-name="Tahoma" style:font-name-asian="DejaVu Sans Mono" style:font-name-complex="Tahoma" fo:font-size="10pt" style:font-size-asian="10pt"/>
    </style:style>
    <style:style style:name="T61" style:parent-style-name="DefaultParagraphFont" style:family="text">
      <style:text-properties style:font-name="Tahoma" style:font-name-asian="DejaVu Sans Mono" style:font-name-complex="Tahoma" fo:font-size="10pt" style:font-size-asian="10pt"/>
    </style:style>
    <style:style style:name="T62" style:parent-style-name="DefaultParagraphFont" style:family="text">
      <style:text-properties style:font-name="Tahoma" style:font-name-asian="DejaVu Sans Mono" style:font-name-complex="Tahoma" fo:font-size="10pt" style:font-size-asian="10pt"/>
    </style:style>
    <style:style style:name="T63" style:parent-style-name="DefaultParagraphFont" style:family="text">
      <style:text-properties style:font-name="Tahoma" style:font-name-asian="DejaVu Sans Mono" style:font-name-complex="Tahoma" fo:font-size="10pt" style:font-size-asian="10pt"/>
    </style:style>
    <style:style style:name="T64" style:parent-style-name="Heading2Char" style:family="text">
      <style:text-properties style:font-name="Tahoma" style:font-name-complex="Tahoma"/>
    </style:style>
    <style:style style:name="T65" style:parent-style-name="DefaultParagraphFont" style:family="text">
      <style:text-properties style:font-name="Tahoma" style:font-name-asian="DejaVu Sans Mono" style:font-name-complex="Tahoma" fo:font-size="10pt" style:font-size-asian="10pt"/>
    </style:style>
    <style:style style:name="T66" style:parent-style-name="DefaultParagraphFont" style:family="text">
      <style:text-properties style:font-name="Tahoma" style:font-name-asian="DejaVu Sans Mono" style:font-name-complex="Tahoma" fo:font-size="10pt" style:font-size-asian="10pt"/>
    </style:style>
    <style:style style:name="T67" style:parent-style-name="DefaultParagraphFont" style:family="text">
      <style:text-properties style:font-name="Tahoma" style:font-name-asian="DejaVu Sans Mono" style:font-name-complex="Tahoma" fo:font-size="10pt" style:font-size-asian="10pt"/>
    </style:style>
    <style:style style:name="T68" style:parent-style-name="DefaultParagraphFont" style:family="text">
      <style:text-properties style:font-name="Tahoma" style:font-name-asian="DejaVu Sans Mono" style:font-name-complex="Tahoma" fo:font-size="10pt" style:font-size-asian="10pt"/>
    </style:style>
    <style:style style:name="T69" style:parent-style-name="DefaultParagraphFont" style:family="text">
      <style:text-properties style:font-name="Tahoma" style:font-name-asian="DejaVu Sans Mono" style:font-name-complex="Tahoma" fo:font-size="10pt" style:font-size-asian="10pt"/>
    </style:style>
    <style:style style:name="P70" style:parent-style-name="Normal" style:family="paragraph">
      <style:text-properties style:font-name="Tahoma" style:font-name-complex="Tahoma"/>
    </style:style>
  </office:automatic-styles>
  <office:body>
    <office:text text:use-soft-page-breaks="true">
      <text:h text:style-name="P1" text:outline-level="1"><text:span text:style-name="T2">Web Tech Final Report</text:span><text:span text:style-name="T3"><text:line-break/></text:span><text:span text:style-name="T4">By. Andrew Adams</text:span><text:span text:style-name="T5"><text:line-break/></text:span></text:h>
      <text:h text:style-name="Heading2" text:outline-level="2"><text:span text:style-name="T6">Overview:</text:span></text:h>
      <text:p text:style-name="Normal"><text:span text:style-name="T7"><text:tab/>Most individuals these days come into contact with several people and either becomes acquaintances or friends with them. It becomes<text:s/></text:span><text:span text:style-name="T8">crucial in this day and age to keep in touch with all the people we meet and keep in contact with them. That is where the address book comes into play. The address book allows individuals to manage their contact information from pretty much anywhere as lon</text:span><text:span text:style-name="T9">g as there is internet available. Not only does the internet-based contact book allow people to store contact information, but it also allows people to communicate with their contacts through a messaging system. The messaging system gives them the ability<text:s/></text:span><text:span text:style-name="T10">to communicate with their contacts by giving them a way to send and receive messages. Essentially, this address book serves more than one purpose; it allows individuals to store contacts, manage contacts, and even communicate with their contacts.</text:span><text:span text:style-name="T11"><text:line-break/></text:span><text:span text:style-name="T12"><text:s/></text:span><text:span text:style-name="T13"><text:line-break/></text:span><text:span text:style-name="T14">Project</text:span><text:span text:style-name="T15"><text:s/>Goals:</text:span></text:p>
      <text:p text:style-name="Normal"><text:span text:style-name="T16"><text:tab/>The goal of this project is to establish a way that a user can add/manage contacts and communicate with them through a messaging system. The project should be user-friendly as well as easy and simple to navigate through. The end goal is to make su</text:span><text:span text:style-name="T17">re the user has the ability to login, logout, add a contact, edit contact information, and send messages to a contact.</text:span></text:p>
      <text:p text:style-name="P18"/>
      <text:h text:style-name="Heading2" text:outline-level="2"><text:span text:style-name="T19">Client Side Description:</text:span></text:h>
      <text:p text:style-name="Normal"><text:span text:style-name="T20"><text:s/></text:span><text:span text:style-name="T21"><text:tab/>The client side of this project is fairly simple: sign-up, sign-in, manage contacts and messages/email, and s</text:span><text:span text:style-name="T22">ign-out.</text:span></text:p>
      <text:p text:style-name="Normal"><text:span text:style-name="T23"><text:tab/>Signing up for a user account is simple. When you go to the website, you will be at the home page. From there, you can click the link to sign up and get redirected to the sign-up page. Once you have filled in all information fields, clicking subm</text:span><text:span text:style-name="T24">it will cause a validation to occur on the information you entered. If the validation fails, it will display which fields are incorrect. On correction, the user will be redirected back to the homepage where they will need to sign-in based off credentials s</text:span><text:span text:style-name="T25">hown. When the user successfully logs in, the application will take the user to their profile, showing them their information based off the User table entry.</text:span></text:p>
      <text:p text:style-name="Normal"><text:span text:style-name="T26"><text:tab/>The main layout of the page once successfully logged in has a header and a sidebar, with the main</text:span><text:span text:style-name="T27"><text:s/>content of the page displayed under the header and to the side of the sidebar. In the header, users are able to: logout, add a contact, view their profile, search for a contact, and send a message. As stated previously, the profile page just displays the<text:s/></text:span><text:span text:style-name="T28">logged-in user's information. The user can add a contact by clicking on the add contact link in the header. The add contact page is like the sign-up form except for the fact that it does not contain a password field. Once the user enters the information in</text:span><text:span text:style-name="T29">to the fields and clicks submit, there will be validation of the fields. If the submission is incorrect, the page will show the incorrect fields, and if the submission is successful, the user will be redirected to the search page which shows all the contac</text:span><text:span text:style-name="T30">ts.</text:span></text:p>
      <text:p text:style-name="Normal"><text:span text:style-name="T31"><text:tab/>The search page will display all the user's contacts. From there, they can show the detailed information, edit the information, or delete the contact. Another option for the user is the message link in the header. On the message page, the user will se</text:span><text:span text:style-name="T32">e all messages/emails sent by other users of the web application. On that page, the user can create a new message/email. The create message/email page will allow the user to choose a recipient based off their contact list. A drop down box with information<text:s/></text:span><text:span text:style-name="T33">of the contact's email populates the field so it's easy for the user to choose. Once the content of the message/email is entered, the user just submits to send the message/email. After that is sent, the page will redirect to the message page. Logout, if cl</text:span><text:span text:style-name="T34">icked, will just redirect the user to the home page, destroying all cookies made from the sign-in.</text:span></text:p>
      <text:soft-page-break/>
      <text:p text:style-name="Normal"><text:span text:style-name="T35"><text:line-break/></text:span><text:span text:style-name="T36">Back-end and Database Description:</text:span><text:span text:style-name="T37"><text:line-break/></text:span><text:span text:style-name="T38"><text:tab/>The database has three simple tables: Users, Contacts, and Emails. The Users table has basic information on the user tha</text:span><text:span text:style-name="T39">t is using this web application. The Contacts table is a copy of the User table except that the User table has a password field, while the Contacts table has a User_Id field. It was made that way so you can't use a contact to login. The final table was the</text:span><text:span text:style-name="T40"><text:s/>Email table, which stores all the message/emails sent from the User to a specific contact. I used the same concept to be able to correspond each contact and message/email with the correct user. For email/messages, I just corresponded the login user's emai</text:span><text:span text:style-name="T41">l to the Email tables “to” field in order to show all emails for the login user. For the contacts, use the User id of the login user and correspond that to the contact in the “User_Id” field to show all the contacts for that user.</text:span></text:p>
      <text:p text:style-name="P42"/>
      <text:p text:style-name="Normal"><text:span text:style-name="T43">Challenges:</text:span><text:span text:style-name="T44"><text:line-break/></text:span><text:span text:style-name="T45"><text:tab/>The challen</text:span><text:span text:style-name="T46">ges I faced were mostly related to the main flow of the website. For instance, trying to decide the routes you can go if you were on a certain page was a definite challenge. I used the scaffolding for my models, and all the pages generated have a path gene</text:span><text:span text:style-name="T47">rated for you. I edited those paths so you can't get to the auto generated pages, but only to the pages I created.</text:span></text:p>
      <text:h text:style-name="Heading2" text:outline-level="2"><text:span text:style-name="T48"><text:line-break/></text:span><text:span text:style-name="T49">Good Points:</text:span></text:h>
      <text:p text:style-name="Normal"><text:span text:style-name="T50"><text:tab/>This project was a fairly simple concept, but I did add a few tweaks with the message/email functionality. When creating a new</text:span><text:span text:style-name="T51"><text:s/>message/email, I created a ruby drop down box that pulls information from a table in the database in order to populate the drop down.</text:span></text:p>
      <text:p text:style-name="P52"/>
      <text:p text:style-name="Normal"><text:span text:style-name="T53">Weak Points</text:span><text:span text:style-name="T54">:</text:span></text:p>
      <text:p text:style-name="Normal"><text:span text:style-name="T55"><text:tab/>When creating this project, I mainly focused on the functionality. Security should be a huge concern when<text:s/></text:span><text:span text:style-name="T56">creating a web application, but the only security I implemented was the sign in, with needing a valid password along with a valid email. I didn't know how to make a block for when you input into the address bar a given page without logging in first. So you</text:span><text:span text:style-name="T57"><text:s/>can just type in the address bar and go to that page, whether or not you have an account or not.</text:span></text:p>
      <text:p text:style-name="P58"/>
      <text:h text:style-name="Heading2" text:outline-level="2"><text:span text:style-name="T59">Three More Weeks:</text:span></text:h>
      <text:p text:style-name="Normal"><text:span text:style-name="T60"><text:tab/>If I had another three weeks, it would give me enough time to gather the information needed to implement the search sidebar for the alphab</text:span><text:span text:style-name="T61">et. Clicking on a letter in the alphabet will display only the contacts starting with that alphabet letter. I could actually make it to where the application would send an actual email to the recipient and possibly a text message if the number was a cell p</text:span><text:span text:style-name="T62">hone. Putting in more options and functionality could be implemented for possibly more information on a single contact. Furthermore, I could correct the CSS to make it smoother, as far as, the &lt;div&gt;s fitting into each other better.</text:span></text:p>
      <text:p text:style-name="Normal"><text:span text:style-name="T63"><text:line-break/></text:span><text:span text:style-name="T64">Bugs:</text:span><text:span text:style-name="T65"><text:s/></text:span><text:span text:style-name="T66"><text:line-break/></text:span><text:span text:style-name="T67"><text:tab/>I haven't found</text:span><text:span text:style-name="T68"><text:s/>any major bugs within the project. I've had many people test the project and nothing odd has occurred. The only thing that is odd is the translation of the CSS. There are small spacing issues in the header, but that isn't noticeable in expression web.</text:span></text:p>
      <text:p text:style-name="Normal"><text:span text:style-name="T69"><text:line-break/></text:span></text:p>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DejaVu Sans Mono" svg:font-family="DejaVu Sans Mono"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812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creator>aadams</dc:creator>
    <meta:creation-date>2011-12-12T05:24:00Z</meta:creation-date>
    <dc:date>2011-12-12T15:15:00Z</dc:date>
    <meta:template xlink:href="Normal" xlink:type="simple"/>
    <meta:editing-cycles>13</meta:editing-cycles>
    <meta:editing-duration>PT660S</meta:editing-duration>
    <meta:document-statistic meta:page-count="2" meta:paragraph-count="13" meta:word-count="1020" meta:character-count="6826" meta:row-count="48" meta:non-whitespace-character-count="5819"/>
  </office:meta>
</office:document-meta>
</file>